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481" officeooo:paragraph-rsid="000c2481"/>
    </style:style>
    <style:style style:name="P2" style:family="paragraph" style:parent-style-name="Standard">
      <style:text-properties fo:font-size="14pt" fo:font-weight="bold" officeooo:rsid="000c2481" officeooo:paragraph-rsid="000c2481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cadbe" officeooo:paragraph-rsid="000cadbe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 text:c="3"/><text:tab/><text:tab/><text:span text:style-name="T2"><text:tab/></text:span><text:span text:style-name="T1">OPENCV USING HAARCASSCADES</text:span></text:p>
      <text:p text:style-name="P1"/>
      <text:p text:style-name="P1">Urllib for python 2.7.</text:p>
      <text:p text:style-name="P1">and URLLIB for python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8:27:43.817444797</meta:creation-date>
    <dc:date>2019-06-24T19:50:35.492356067</dc:date>
    <meta:editing-duration>PT1H4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2" meta:character-count="77" meta:non-whitespace-character-count="62"/>
  </office:meta>
</office:document-meta>
</file>